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23:.F59])" office:value-type="float" office:value="37" calcext:value-type="float">
            <text:p>37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3:Sheet1.B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2:45:35.910682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07T16:52:35.283262947</dc:date>
    <meta:editing-duration>PT5H13M54S</meta:editing-duration>
    <meta:editing-cycles>57</meta:editing-cycles>
    <meta:document-statistic meta:table-count="1" meta:cell-count="306" meta:object-count="0"/>
  </office:meta>
</office:document-meta>
</file>